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3.9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ce1" office:value-type="string" calcext:value-type="string">
            <text:p>Materials needed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ce2" office:value-type="string" calcext:value-type="string">
            <text:p>Update:</text:p>
          </table:table-cell>
          <table:table-cell table:style-name="ce7" office:value-type="string" calcext:value-type="string">
            <text:p>31.03.2020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ce3"/>
          <table:table-cell table:style-name="ce8" office:value-type="string" calcext:value-type="string">
            <text:p>Concept</text:p>
          </table:table-cell>
          <table:table-cell table:style-name="ce8"/>
          <table:table-cell table:style-name="ce8" office:value-type="string" calcext:value-type="string">
            <text:p>Pieces</text:p>
          </table:table-cell>
          <table:table-cell table:style-name="ce8" office:value-type="string" calcext:value-type="string">
            <text:p>Supplier</text:p>
          </table:table-cell>
          <table:table-cell table:style-name="ce8" office:value-type="string" calcext:value-type="string">
            <text:p>Link</text:p>
          </table:table-cell>
          <table:table-cell table:style-name="ce12" table:number-columns-repeated="3"/>
          <table:table-cell table:style-name="ce13"/>
        </table:table-row>
        <table:table-row table:style-name="ro3">
          <table:table-cell office:value-type="string" calcext:value-type="string">
            <text:p>Board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NUCLEO-F446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entwicklungskits-prozessor-mikrocontroller/9173778/?sra=pmp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VB-LAN9252-SP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de/product-detail/en/microchip-technology/EVB-LAN9252-SPI/EVB-LAN9252-SPI-ND/8638998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Farnell</text:p>
          </table:table-cell>
          <table:table-cell office:value-type="string" calcext:value-type="string">
            <text:p>https://de.farnell.com/microchip/evb-lan9252-spi/eval-board-ethercat-slave-controller/dp/2893211?gclid=Cj0KCQjw1Iv0BRDaARIsAGTWD1tnSiS73CLF7f6HMfTtCNh024Hob0F9hlGdrxGBneGq1ZG5hmK6D9EaAvZpEALw_wcB&amp;mckv=sHZnnc2UB_dc|pcrid|379920513553|kword|evb-lan9252-spi|match|p|plid||slid||product||pgrid|59974522993|ptaid|kwd-454256497119|&amp;CMP=KNC-GDE-GEN-SKU-MDC-Test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Mouser</text:p>
          </table:table-cell>
          <table:table-cell office:value-type="string" calcext:value-type="string">
            <text:p>https://eu.mouser.com/ProductDetail/Microchip-Technology/EVB-LAN9252-SPI?qs=y6ZabgHbY%252BzkgYRnCpj6Ew==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Arrow</text:p>
          </table:table-cell>
          <table:table-cell office:value-type="string" calcext:value-type="string">
            <text:p>https://www.arrow.com/en/products/evb-lan9252-spi/microchip-technology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Accessories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EXPERIMENTIERPLATINEN DRAHTBRUECKEN-SATZ 10 STUECK MALE-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lochrasterplatinen-drahtbrucke-sets/7916463/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/>
          <table:table-cell office:value-type="string" calcext:value-type="string">
            <text:p>EXPERIMENTIERPLATINEN DRAHTBRUECKEN-SATZ 10 STUECK FEMALE-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lochrasterplatinen-drahtbrucke-sets/7916454/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5"/>
          <table:table-cell office:value-type="string" calcext:value-type="string">
            <text:p>EXPERIMENTIERPLATINEN DRAHTBRUECKEN-SATZ <text:s/>10 STUECK FEMALE-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lochrasterplatinen-drahtbrucke-sets/7916450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5"/>
          <table:table-cell office:value-type="string" calcext:value-type="string">
            <text:p>USB KABEL MICRO A/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usb-kabel/7903666/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5"/>
          <table:table-cell office:value-type="string" calcext:value-type="string">
            <text:p>NETZWERKK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 Online</text:p>
          </table:table-cell>
          <table:table-cell office:value-type="string" calcext:value-type="string">
            <text:p>https://de.rs-online.com/web/p/kat6-kabel/0411245/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style-name="ce9" table:number-columns-repeated="5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0:09:40.504522002</meta:creation-date>
    <dc:date>2020-03-31T10:26:05.981357420</dc:date>
    <meta:editing-duration>PT5M35S</meta:editing-duration>
    <meta:editing-cycles>1</meta:editing-cycles>
    <meta:document-statistic meta:table-count="1" meta:cell-count="43" meta:object-count="0"/>
    <meta:generator>LibreOffice/6.3.5.2$Linux_X86_64 LibreOffice_project/30$Build-2</meta:generator>
  </office:meta>
</office:document-meta>
</file>